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1_1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7, FF 11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Type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A. S. Solomons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January 18, 1897</text:p>
      <text:p text:style-name="P6">Month<text:tab/><text:tab/><text:tab/><text:tab/><text:tab/><text:tab/>January</text:p>
      <text:p text:style-name="P6">Year<text:tab/><text:tab/><text:tab/><text:tab/><text:tab/><text:tab/>1897</text:p>
      <text:p text:style-name="P6">Hebrew Date<text:tab/><text:tab/><text:tab/><text:tab/><text:tab/></text:p>
      <text:p text:style-name="P6">Undated</text:p>
      <text:p text:style-name="P6">City<text:tab/><text:tab/><text:tab/><text:tab/><text:tab/><text:tab/>New York</text:p>
      <text:p text:style-name="P6">State<text:tab/><text:tab/><text:tab/><text:tab/><text:tab/><text:tab/>NY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Letter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Y</text:p>
      <text:p text:style-name="P6">Stamp<text:tab/><text:tab/><text:tab/><text:tab/><text:tab/><text:tab/>Y</text:p>
      <text:p text:style-name="P6">Postma<text:tab/>rk<text:tab/><text:tab/><text:tab/><text:tab/><text:tab/>Y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>A photocopy is available in Box 19, FF 10.</text:p>
      <text:p text:style-name="P6"/>
      <text:p text:style-name="P6">VII Transcription</text:p>
      <text:p text:style-name="P2">(Symbols: ?=uncertain; []=supplied information; /=end of line)</text:p>
      <text:p text:style-name="P2"/>
      <text:p text:style-name="P2">[Envelope]</text:p>
      <text:p text:style-name="P2">CENTRAL COMMITTEE OF THE/</text:p>
      <text:p text:style-name="P2">BARON DE HIRSCH FUND./</text:p>
      <text:p text:style-name="P2">Executive Office, 45 BROADWAY, Room 163./</text:p>
      <text:p text:style-name="P2">NEW YORK./</text:p>
      <text:p text:style-name="P3">Rev. Dr. S. Morais,/</text:p>
      <text:p text:style-name="P3">564 North 5 St/</text:p>
      <text:p text:style-name="P3">Philadelphia/</text:p>
      <text:p text:style-name="P3">Pa.-/</text:p>
      <text:p text:style-name="P3"/>
      <text:p text:style-name="P2">[Page 1]</text:p>
      <text:p text:style-name="P4">Confidential<text:span text:style-name="T1">./</text:span></text:p>
      <text:p text:style-name="P7">45 Broadway,/</text:p>
      <text:p text:style-name="P7">New York, January 18, 1897./</text:p>
      <text:p text:style-name="P8">Rev. Dr. S. Morais,/</text:p>
      <text:p text:style-name="P8"><text:tab/>564 North Fifth Street,/</text:p>
      <text:p text:style-name="P8"><text:tab/><text:tab/>Philadelphia./</text:p>
      <text:p text:style-name="P8">Reverend and Dear Sir:/</text:p>
      <text:p text:style-name="P4"><text:span text:style-name="T1"><text:tab/>Referring to the conversation I had with you/ yesterday in the interest of the Jewish Theological </text:span><text:soft-page-break/><text:span text:style-name="T1">Seminary, I think/ it would be well for you to write to the Baroness, whose address is--/ Baroness de Hirsch de Gereuth, 2 Rue de l'Elysee, Paris, to ask for a/ contribution in our favor, giving among other reasons, that New York is/ so largely called upon by its immense Jewish foreign population for the/ pressing needs of life, which appeal direct to the heart, that they gener/ally turn a deaf ear to the necessity of rearing college-bred students/ for our Ministry, who in turn would improve the moral </text:span>status<text:span text:style-name="T1"> of our/ people, etc. etc., all of which you know more about and can express more/ forcibly than I am able to do./</text:span></text:p>
      <text:p text:style-name="P4"><text:span text:style-name="T1"><text:tab/>If you so desire, you can refer to me </text:span>as a Trustee<text:span text:style-name="T1"> of the/ </text:span>Seminary<text:span text:style-name="T1">./</text:span></text:p>
      <text:p text:style-name="P8"><text:tab/>With regards, I am,/</text:p>
      <text:p text:style-name="P8"><text:tab/><text:tab/>Yours sincerely,/</text:p>
      <text:p text:style-name="P8"><text:tab/><text:tab/><text:tab/>A. S. Solomon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9T11:43:14.25</meta:creation-date>
    <dc:date>2012-03-26T14:00:29.63</dc:date>
    <dc:creator>Penn Libraries</dc:creator>
    <meta:editing-duration>PT00H12M11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3" meta:paragraph-count="83" meta:word-count="383" meta:character-count="2477"/>
  </office:meta>
</office:document-meta>
</file>